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937in"/>
    </style:style>
    <style:style style:name="co2" style:family="table-column">
      <style:table-column-properties fo:break-before="auto" style:column-width="0.4673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8161in"/>
    </style:style>
    <style:style style:name="co5" style:family="table-column">
      <style:table-column-properties fo:break-before="auto" style:column-width="0.3591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0.402in"/>
    </style:style>
    <style:style style:name="co8" style:family="table-column">
      <style:table-column-properties fo:break-before="auto" style:column-width="3.417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double #000000" style:border-line-width="0in 0.0016in 0.0008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66ffff" style:text-align-source="fix" style:repeat-content="false" fo:border="0.06pt double #000000" style:border-line-width="0in 0.0016in 0.0008in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66ffff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6666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0066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66ff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ff66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99ff66" fo:border="0.06pt solid #000000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2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LK Status</text:p>
          </table:table-cell>
          <table:covered-table-cell table:number-columns-repeated="6" table:style-name="ce9"/>
          <table:covered-table-cell table:style-name="ce28"/>
          <table:table-cell table:style-name="ce28" table:number-columns-repeated="1016"/>
        </table:table-row>
        <table:table-row table:style-name="ro1">
          <table:table-cell table:style-name="ce2" office:value-type="string" calcext:value-type="string" table:number-columns-spanned="2" table:number-rows-spanned="1">
            <text:p>Key</text:p>
          </table:table-cell>
          <table:covered-table-cell table:style-name="ce9"/>
          <table:table-cell table:style-name="ce9" table:number-columns-repeated="5"/>
          <table:table-cell table:style-name="ce28" table:number-columns-repeated="1017"/>
        </table:table-row>
        <table:table-row table:style-name="ro1">
          <table:table-cell table:style-name="ce3" office:value-type="string" calcext:value-type="string">
            <text:p>Unimplemented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Placeholder (compiles)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Some functionality</text:p>
          </table:table-cell>
          <table:table-cell table:style-name="ce12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ost functionality</text:p>
          </table:table-cell>
          <table:table-cell table:style-name="ce13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Complete</text:p>
          </table:table-cell>
          <table:table-cell table:style-name="ce14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4"/>
          <table:table-cell table:style-name="ce15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5" office:value-type="string" calcext:value-type="string" table:number-columns-spanned="2" table:number-rows-spanned="1">
            <text:p>crt1.S Status</text:p>
          </table:table-cell>
          <table:covered-table-cell table:style-name="ce16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ARM</text:p>
          </table:table-cell>
          <table:table-cell table:style-name="ce14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i386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icroblaze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ips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PowerPC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X86_64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6"/>
          <table:table-cell table:style-name="ce17" table:number-columns-repeated="5"/>
          <table:table-cell table:style-name="ce27"/>
          <table:table-cell table:style-name="ce6" table:number-columns-repeated="1017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18" office:value-type="string" calcext:value-type="string">
            <text:p>State</text:p>
          </table:table-cell>
          <table:table-cell table:style-name="ce18" office:value-type="string" calcext:value-type="string">
            <text:p>Used by musl</text:p>
          </table:table-cell>
          <table:table-cell table:style-name="ce18" office:value-type="string" calcext:value-type="string">
            <text:p>Module</text:p>
          </table:table-cell>
          <table:table-cell table:style-name="ce18" office:value-type="string" calcext:value-type="string">
            <text:p>fd</text:p>
          </table:table-cell>
          <table:table-cell table:style-name="ce18" office:value-type="string" calcext:value-type="string">
            <text:p>fs</text:p>
          </table:table-cell>
          <table:table-cell table:style-name="ce18" office:value-type="string" calcext:value-type="string">
            <text:p>net</text:p>
          </table:table-cell>
          <table:table-cell table:style-name="ce7" office:value-type="string" calcext:value-type="string">
            <text:p>Notes</text:p>
          </table:table-cell>
          <table:table-cell table:style-name="ce28" table:number-columns-repeated="1016"/>
        </table:table-row>
        <table:table-row table:style-name="ro1">
          <table:table-cell table:style-name="ce8" office:value-type="string" calcext:value-type="string">
            <text:p>SYS_accept4</text:p>
          </table:table-cell>
          <table:table-cell table:style-name="ce19"/>
          <table:table-cell table:style-name="ce21"/>
          <table:table-cell table:style-name="ce19" office:value-type="string" calcext:value-type="string">
            <text:p>network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ess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dd_ke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djtime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rch_pr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X32 and x86_64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bdflush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bind</text:p>
          </table:table-cell>
          <table:table-cell table:style-name="ce19"/>
          <table:table-cell table:style-name="ce21"/>
          <table:table-cell table:style-name="ce19" office:value-type="string" calcext:value-type="string">
            <text:p>network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brk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memman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ache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Mips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cacheflush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sh and Mips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capg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aps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dir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mo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ow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own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root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adj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getres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gettim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nanosleep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settim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ne</text:p>
          </table:table-cell>
          <table:table-cell table:style-name="ce2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s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onnect</text:p>
          </table:table-cell>
          <table:table-cell table:style-name="ce19"/>
          <table:table-cell table:style-name="ce21"/>
          <table:table-cell table:style-name="ce19" office:value-type="string" calcext:value-type="string">
            <text:p>network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reat</text:p>
          </table:table-cell>
          <table:table-cell table:style-name="ce20"/>
          <table:table-cell table:style-name="ce21"/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elete_modul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3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reat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reate1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pwa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wa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ventf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ventfd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ecv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it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it_group</text:p>
          </table:table-cell>
          <table:table-cell table:style-name="ce2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ccess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dvise64_64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llocate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notify_in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notify_mark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dir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mo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mod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ntl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ntl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datasync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g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init_module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lis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loc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or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remove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at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fs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ync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truncate</text:p>
          </table:table-cell>
          <table:table-cell table:style-name="ce23"/>
          <table:table-cell table:style-name="ce21"/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truncate64</text:p>
          </table:table-cell>
          <table:table-cell table:style-name="ce23"/>
          <table:table-cell table:style-name="ce21"/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utex</text:p>
          </table:table-cell>
          <table:table-cell table:style-name="ce2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utimes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cpu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cw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dent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dents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gid3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uid3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id3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roup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roups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itime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_mempolic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eername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grp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p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rior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andom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g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gid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u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uid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_robust_list</text:p>
          </table:table-cell>
          <table:table-cell table:style-name="ce14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lim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SYS_ugetrlimit on ARM, sh, microblaze, i386, ppc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usag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ockname</text:p>
          </table:table-cell>
          <table:table-cell table:style-name="ce21" table:number-columns-repeated="2"/>
          <table:table-cell table:style-name="ce21" office:value-type="string" calcext:value-type="string">
            <text:p>network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ockopt</text:p>
          </table:table-cell>
          <table:table-cell table:style-name="ce21" table:number-columns-repeated="2"/>
          <table:table-cell table:style-name="ce21" office:value-type="string" calcext:value-type="string">
            <text:p>network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t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timeofday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uid3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it_modul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add_watch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in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init1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rm_watch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cance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ctl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destro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getevents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perm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Not in ARM, sh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iop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Not in ARM, sh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ioprio_ge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prio_se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setup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submi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pc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Not in ARM, x86_64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kcmp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exec_load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eyct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i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chow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chown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g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nk</text:p>
          </table:table-cell>
          <table:table-cell table:style-name="ce24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nk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sten</text:p>
          </table:table-cell>
          <table:table-cell table:style-name="ce21" table:number-columns-repeated="2"/>
          <table:table-cell table:style-name="ce21" office:value-type="string" calcext:value-type="string">
            <text:p>network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s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lis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llsee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ookup_dcookie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remove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eek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tat</text:p>
          </table:table-cell>
          <table:table-cell table:style-name="ce1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tat64</text:p>
          </table:table-cell>
          <table:table-cell table:style-name="ce1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advis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bind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emfd_create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incor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dir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dir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no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nod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loc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locka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map </text:p>
          </table:table-cell>
          <table:table-cell table:style-name="ce1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memman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 office:value-type="string" calcext:value-type="string">
            <text:p>Only needs fd for file mapping.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mmap2</text:p>
          </table:table-cell>
          <table:table-cell table:style-name="ce1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memman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 office:value-type="string" calcext:value-type="string">
            <text:p>Only needs fd for file mapping.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mount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ove_pages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protect</text:p>
          </table:table-cell>
          <table:table-cell table:style-name="ce1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memman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getset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notif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ope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timedreceiv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timedsen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unlin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remap</text:p>
          </table:table-cell>
          <table:table-cell table:style-name="ce11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memman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g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rc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sn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ync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loc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locka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map</text:p>
          </table:table-cell>
          <table:table-cell table:style-name="ce11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memman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ame_to_handle_a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anosleep</text:p>
          </table:table-cell>
          <table:table-cell table:style-name="ce14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newselec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 office:value-type="string" calcext:value-type="string">
            <text:p>ppc, sh, arm, microblaze, i386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nfsservct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ic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_by_handle_at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aus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iobase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read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write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erf_event_ope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ersonal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p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pe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vot_roo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o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po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ead64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ead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limit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ocess_vm_read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ocess_vm_write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select6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trac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write64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write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quota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ahead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lin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link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v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boo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</text:p>
          </table:table-cell>
          <table:table-cell table:style-name="ce21" table:number-columns-repeated="2"/>
          <table:table-cell table:style-name="ce21" office:value-type="string" calcext:value-type="string">
            <text:p>network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from</text:p>
          </table:table-cell>
          <table:table-cell table:style-name="ce21" table:number-columns-repeated="2"/>
          <table:table-cell table:style-name="ce21" office:value-type="string" calcext:value-type="string">
            <text:p>network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mmsg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network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msg</text:p>
          </table:table-cell>
          <table:table-cell table:style-name="ce21" table:number-columns-repeated="2"/>
          <table:table-cell table:style-name="ce21" office:value-type="string" calcext:value-type="string">
            <text:p>network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map_file_page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move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at2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quest_ke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start_syscal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mdir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actio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pending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procmas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queueinfo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retur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suspen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timedwa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tgsigqueueinfo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affin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attr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param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_priority_ma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_priority_mi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schedule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rr_get_interva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affin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attr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param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schedule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yiel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ccomp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g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op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timedop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fil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file64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mmsg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network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msg</text:p>
          </table:table-cell>
          <table:table-cell table:style-name="ce21" table:number-columns-repeated="2"/>
          <table:table-cell table:style-name="ce21" office:value-type="string" calcext:value-type="string">
            <text:p>network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to</text:p>
          </table:table-cell>
          <table:table-cell table:style-name="ce21" table:number-columns-repeated="2"/>
          <table:table-cell table:style-name="ce21" office:value-type="string" calcext:value-type="string">
            <text:p>network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domainna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g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gid32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u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uid32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roup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roups32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hostna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itime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mempolic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n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p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prior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g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g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u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u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lim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robust_list</text:p>
          </table:table-cell>
          <table:table-cell table:style-name="ce14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s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thread_area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mips, microblaze, x86_64, i386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setsockopt</text:p>
          </table:table-cell>
          <table:table-cell table:style-name="ce21" table:number-columns-repeated="2"/>
          <table:table-cell table:style-name="ce21" office:value-type="string" calcext:value-type="string">
            <text:p>network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tid_address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timeofday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u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d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g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utdow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actio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altstac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nalf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nalfd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pending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procmask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retur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suspend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ocket</text:p>
          </table:table-cell>
          <table:table-cell table:style-name="ce21" table:number-columns-repeated="2"/>
          <table:table-cell table:style-name="ce21" office:value-type="string" calcext:value-type="string">
            <text:p>network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ocketpair</text:p>
          </table:table-cell>
          <table:table-cell table:style-name="ce21" table:number-columns-repeated="2"/>
          <table:table-cell table:style-name="ce21" office:value-type="string" calcext:value-type="string">
            <text:p>network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plic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64</text:p>
          </table:table-cell>
          <table:table-cell table:style-name="ce23"/>
          <table:table-cell table:style-name="ce21"/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fs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wapoff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wapo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mlin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mlink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_file_rang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 office:value-type="string" calcext:value-type="string">
            <text:p>Not in ARM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_file_range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sysct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fs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info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log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e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gkill</text:p>
          </table:table-cell>
          <table:table-cell table:style-name="ce25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creat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delet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creat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get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set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getoverru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get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set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kill</text:p>
          </table:table-cell>
          <table:table-cell table:style-name="ce2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runcate</text:p>
          </table:table-cell>
          <table:table-cell table:style-name="ce20"/>
          <table:table-cell table:style-name="ce21"/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runcate64</text:p>
          </table:table-cell>
          <table:table-cell table:style-name="ce23"/>
          <table:table-cell table:style-name="ce21"/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getrlimi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mask</text:p>
          </table:table-cell>
          <table:table-cell table:style-name="ce23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mount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a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link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link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shar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selib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sta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timens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time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fork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hangup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msplic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server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ait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ait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rit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ritev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 table:number-rows-repeated="10482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7:Sheet1.H36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6">00/00/0000</text:date>, <text:time style:data-style-name="N2" text:time-value="06:24:28.7758994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$Build-2</meta:generator>
    <dc:date>2014-12-26T06:31:51.214975160</dc:date>
    <meta:editing-duration>P12DT1H33M50S</meta:editing-duration>
    <meta:editing-cycles>55</meta:editing-cycles>
    <meta:document-statistic meta:table-count="1" meta:cell-count="881" meta:object-count="0"/>
  </office:meta>
</office:document-meta>
</file>